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0095a" officeooo:paragraph-rsid="0010095a"/>
    </style:style>
    <style:style style:name="P2" style:family="paragraph" style:parent-style-name="Standard" style:list-style-name="L1">
      <style:text-properties officeooo:rsid="0010095a" officeooo:paragraph-rsid="0010095a"/>
    </style:style>
    <style:style style:name="P3" style:family="paragraph" style:parent-style-name="Standard">
      <style:text-properties fo:font-weight="bold" officeooo:rsid="0010095a" officeooo:paragraph-rsid="0010095a" style:font-weight-asian="bold" style:font-weight-complex="bold"/>
    </style:style>
    <style:style style:name="P4" style:family="paragraph" style:parent-style-name="Standard" style:list-style-name="L2">
      <style:text-properties fo:font-weight="bold" officeooo:paragraph-rsid="0010095a" style:font-weight-asian="bold" style:font-weight-complex="bold"/>
    </style:style>
    <style:style style:name="P5" style:family="paragraph" style:parent-style-name="Standard" style:list-style-name="L3">
      <style:text-properties fo:font-weight="bold" officeooo:paragraph-rsid="0010095a" style:font-weight-asian="bold" style:font-weight-complex="bold"/>
    </style:style>
    <style:style style:name="P6" style:family="paragraph" style:parent-style-name="Standard" style:list-style-name="L4">
      <style:text-properties fo:font-weight="bold" officeooo:paragraph-rsid="0010095a" style:font-weight-asian="bold" style:font-weight-complex="bold"/>
    </style:style>
    <style:style style:name="P7" style:family="paragraph" style:parent-style-name="Standard">
      <style:text-properties fo:font-size="13pt" fo:font-weight="bold" officeooo:rsid="0010095a" officeooo:paragraph-rsid="0010095a" style:font-size-asian="13pt" style:font-weight-asian="bold" style:font-size-complex="13pt" style:font-weight-complex="bold"/>
    </style:style>
    <style:style style:name="T1" style:family="text">
      <style:text-properties officeooo:rsid="0010095a"/>
    </style:style>
    <text:list-style style:name="L1">
      <text:list-level-style-bullet text:level="1" text:style-name="Bullet_20_Symbols"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ome page</text:p>
      <text:p text:style-name="P1"/>
      <text:p text:style-name="Standard">Hostel Meri is a surf-oriented family hostel owned by a Finnish-Peruvian family. At Meri, we have the advantage of an adjoining surf school and board shop run by our very own shaper, Yenth Ccora. We pride ourselves on being located in the best spot in Huanchaco.</text:p>
      <text:p text:style-name="Standard"/>
      <text:p text:style-name="Standard"><text:s/>We have eleven rooms to choose from, outdoor kitchen for guests, wifi, little skate ramp, terraces and hammocks. </text:p>
      <text:p text:style-name="Standard">The surf school gives surf lessons and rents surfboards, bodyboards, paddle boards, wetsuits, leashes, finns etc. </text:p>
      <text:p text:style-name="Standard"/>
      <text:p text:style-name="Standard">We also have a wide range of new and used boards for sale at the hostel and of course custom-made ones can be ordered. In the hostel we also have lunch-cafe with delicious special coffees, home made bread for breakfast and everyday changing lunch. We are child and animal loving hostel and we ourself have cats and dogs running around the hostel.</text:p>
      <text:p text:style-name="Standard"/>
      <text:p text:style-name="Standard"/>
      <text:p text:style-name="Standard">Hour to fly from Lima to Trujillo airport which is located not a ten-minute taxi journey away from us. Buses from Lima to Trujillo leaves daily and there are many bus companies to choose from. Travel by bus takes nine hours and all the buses arrive to Trujillo where you need to take a bus or a taxi to reach the Huanchaco. Trujillo to Huanchaco is about 15 kilometers distance. Tell taxi driver to take you "en frente de municipalidad" and we are just about in front of it</text:p>
      <text:p text:style-name="Standard"/>
      <text:p text:style-name="Standard"/>
      <text:p text:style-name="P7">services and facilities</text:p>
      <text:p text:style-name="Standard"/>
      <text:list xml:id="list1310430614426051732" text:style-name="L1">
        <text:list-item>
          <text:p text:style-name="P2">Surf School and Little Skate Ramp</text:p>
          <text:p text:style-name="P2"/>
        </text:list-item>
        <text:list-item>
          <text:p text:style-name="P2">Common Room &amp; Hammocks</text:p>
          <text:p text:style-name="P2"/>
        </text:list-item>
        <text:list-item>
          <text:p text:style-name="P2">Outdoor Terrace &amp; Parking</text:p>
          <text:p text:style-name="P2"/>
        </text:list-item>
        <text:list-item>
          <text:p text:style-name="P2">Kitchen</text:p>
          <text:p text:style-name="P2"/>
        </text:list-item>
        <text:list-item>
          <text:p text:style-name="P2">Restaurant &amp; Cafe</text:p>
          <text:p text:style-name="P2"/>
        </text:list-item>
        <text:list-item>
          <text:p text:style-name="P2">Cable TV &amp; Free WiFi</text:p>
        </text:list-item>
      </text:list>
      <text:p text:style-name="P1"/>
      <text:p text:style-name="P1"/>
      <text:list xml:id="list2200283344720713978" text:style-name="L2">
        <text:list-item>
          <text:p text:style-name="P4"><text:span text:style-name="T1">Prices and Check availability</text:span></text:p>
        </text:list-item>
      </text:list>
      <text:p text:style-name="P1"/>
      <text:p text:style-name="P1"><text:s text:c="4"/>Room prices and check availability current </text:p>
      <text:p text:style-name="P1"/>
      <text:p text:style-name="P1"/>
      <text:list xml:id="list2424413105694174256" text:style-name="L3">
        <text:list-item>
          <text:p text:style-name="P5"><text:span text:style-name="T1">Cancellation Policy</text:span></text:p>
        </text:list-item>
      </text:list>
      <text:p text:style-name="P1"/>
      <text:p text:style-name="P1"><text:s text:c="4"/>Failure to cancel within this time will result in a cancellation charge equal to the first night of your stay. </text:p>
      <text:p text:style-name="P1"/>
      <text:list xml:id="list8469879090855150531" text:style-name="L4">
        <text:list-item>
          <text:p text:style-name="P6"><text:span text:style-name="T1">Policies</text:span></text:p>
        </text:list-item>
      </text:list>
      <text:p text:style-name="P1"/>
      <text:p text:style-name="P1"><text:s text:c="4"/>Child Friendly Credit Cards Accept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PE"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PE"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OS </meta:initial-creator>
    <meta:creation-date>2014-03-31T17:15:11</meta:creation-date>
    <meta:generator>LibreOffice/4.2.3.3$Linux_x86 LibreOffice_project/420m0$Build-3</meta:generator>
    <dc:date>2014-04-26T19:57:46.066569781</dc:date>
    <meta:editing-duration>PT7H35M5S</meta:editing-duration>
    <meta:editing-cycles>3</meta:editing-cycles>
    <meta:document-statistic meta:table-count="0" meta:image-count="0" meta:object-count="0" meta:page-count="1" meta:paragraph-count="24" meta:word-count="311" meta:character-count="1741" meta:non-whitespace-character-count="1445"/>
  </office:meta>
</office:document-meta>
</file>